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New ti" svg:font-family="'New t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officeooo:rsid="000c5c67" officeooo:paragraph-rsid="000c5c67"/>
    </style:style>
    <style:style style:name="P2" style:family="paragraph" style:parent-style-name="Preformatted_20_Text">
      <style:text-properties style:font-name="Times New Roman" officeooo:rsid="000e056c" officeooo:paragraph-rsid="000e05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havior - comportement, conduite</text:p>
      <text:p text:style-name="P1">them - les, leur, eux</text:p>
      <text:p text:style-name="P1">although - bien que, malgrÃ© que </text:p>
      <text:p text:style-name="P1">versatile - souple, aux talents variÃ©s</text:p>
      <text:p text:style-name="P1">will - velontÃ©, dÃ©sir, vouloir</text:p>
      <text:p text:style-name="P1">beyond - au-delÃ , plus de, sauf</text:p>
      <text:p text:style-name="P1">provide - fournir, pourvoir, prÃ©voir</text:p>
      <text:p text:style-name="P1">allow - permettre, laisser, autoriser</text:p>
      <text:p text:style-name="P1">further - plus loin, plus, davantage</text:p>
      <text:p text:style-name="P1">however - cependant, toutefois</text:p>
      <text:p text:style-name="P1">whichever - quel, celui qui, celle qui</text:p>
      <text:p text:style-name="P1">prompting - incitation</text:p>
      <text:p text:style-name="P1">rather - plutÃ´t, assez, un peu</text:p>
      <text:p text:style-name="P1">below - dessous, plus bas, en bas</text:p>
      <text:p text:style-name="P1">unlike - contrairement Ã , diffÃ©rent</text:p>
      <text:p text:style-name="P1">wherever - partout oÃ¹</text:p>
      <text:p text:style-name="P1">occurs - (produit) se produire</text:p>
      <text:p text:style-name="P1">ensures - assure (assurer)</text:p>
      <text:p text:style-name="P1">tweak - pincer</text:p>
      <text:p text:style-name="P1">also - aussi</text:p>
      <text:p text:style-name="P1">though - bien que (quoique)</text:p>
      <text:p text:style-name="P1">kind - genre (espece, nature)</text:p>
      <text:p text:style-name="P1">would - voudrais</text:p>
      <text:p text:style-name="P1">feature - caractÃ©ristique (trait, particularitÃ©)</text:p>
      <text:p text:style-name="P1">attempt - tentative (effort)</text:p>
      <text:p text:style-name="P1">retrieve - rÃ©cuperer (retrouver, rÃ©tablir)</text:p>
      <text:p text:style-name="P1">been - Ã©tÃ©</text:p>
      <text:p text:style-name="P1">will - volontÃ© (dÃ©sir, vouloir)</text:p>
      <text:p text:style-name="P1">straightforward - simple (franc, juste, honnÃªte)</text:p>
      <text:p text:style-name="P1">rather - plutÃ´t, (assez, un peu)</text:p>
      <text:p text:style-name="P1">that has that - ce qui a</text:p>
      <text:p text:style-name="P1">such - tel, pareil, tellement</text:p>
      <text:p text:style-name="P1">these - ces, ceux</text:p>
      <text:p text:style-name="P1">may - peut (avoir la possibilitÃ© de)</text:p>
      <text:p text:style-name="P1">tedious - fastidieux, lassant</text:p>
      <text:p text:style-name="P1">likewise - Ã©galement</text:p>
      <text:p text:style-name="P1">often - souvent</text:p>
      <text:p text:style-name="P1">since - depuis, puisque</text:p>
      <text:p text:style-name="P1">until - jusquâ€™a</text:p>
      <text:p text:style-name="P1">instead - plutot</text:p>
      <text:p text:style-name="P1">intermittently - intermittence</text:p>
      <text:p text:style-name="P1">thÃ¨se - ces</text:p>
      <text:p text:style-name="P1">since - depuis</text:p>
      <text:p text:style-name="P1">along - le long de</text:p>
      <text:p text:style-name="P2">accurate – précis</text:p>
      <text:p text:style-name="P2">able – capable</text:p>
      <text:p text:style-name="P2">should <text:s/>- devrait</text:p>
      <text:p text:style-name="P2">remain – rester</text:p>
      <text:p text:style-name="P2">trained – qualifé</text:p>
      <text:p text:style-name="P2">must be – doit ê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New ti" svg:font-family="'New t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7T12:06:55.181000000</dc:date>
    <meta:editing-duration>PT18M52S</meta:editing-duration>
    <meta:editing-cycles>2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50" meta:word-count="221" meta:character-count="1317" meta:non-whitespace-character-count="1140"/>
  </office:meta>
</office:document-meta>
</file>